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1</text:p>
          </table:table-cell>
          <table:table-cell office:value-type="string" calcext:value-type="string">
            <text:p>_p12</text:p>
          </table:table-cell>
          <table:table-cell office:value-type="string" calcext:value-type="string">
            <text:p>_p13</text:p>
          </table:table-cell>
          <table:table-cell office:value-type="string" calcext:value-type="string">
            <text:p>_p14</text:p>
          </table:table-cell>
          <table:table-cell office:value-type="string" calcext:value-type="string">
            <text:p>_p21</text:p>
          </table:table-cell>
          <table:table-cell office:value-type="string" calcext:value-type="string">
            <text:p>_p22</text:p>
          </table:table-cell>
          <table:table-cell table:style-name="Default" office:value-type="string" calcext:value-type="string">
            <text:p>_p23</text:p>
          </table:table-cell>
          <table:table-cell office:value-type="string" calcext:value-type="string">
            <text:p>_p24</text:p>
          </table:table-cell>
          <table:table-cell office:value-type="string" calcext:value-type="string">
            <text:p>_p31</text:p>
          </table:table-cell>
          <table:table-cell table:style-name="Default" office:value-type="string" calcext:value-type="string">
            <text:p>_p32</text:p>
          </table:table-cell>
          <table:table-cell office:value-type="string" calcext:value-type="string">
            <text:p>_p33</text:p>
          </table:table-cell>
          <table:table-cell office:value-type="string" calcext:value-type="string">
            <text:p>_p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8003365" calcext:value-type="float">
            <text:p>0.98003365</text:p>
          </table:table-cell>
          <table:table-cell office:value-type="float" office:value="0.00243438" calcext:value-type="float">
            <text:p>0.00243438</text:p>
          </table:table-cell>
          <table:table-cell office:value-type="float" office:value="0.00535471" calcext:value-type="float">
            <text:p>0.00535471</text:p>
          </table:table-cell>
          <table:table-cell office:value-type="float" office:value="0.01217726" calcext:value-type="float">
            <text:p>0.01217726</text:p>
          </table:table-cell>
          <table:table-cell office:value-type="float" office:value="0.01318371" calcext:value-type="float">
            <text:p>0.01318371</text:p>
          </table:table-cell>
          <table:table-cell office:value-type="float" office:value="0.95477076" calcext:value-type="float">
            <text:p>0.95477076</text:p>
          </table:table-cell>
          <table:table-cell office:value-type="float" office:value="0.00000000001365" calcext:value-type="float">
            <text:p>1.37E-11</text:p>
          </table:table-cell>
          <table:table-cell office:value-type="float" office:value="0.03204553" calcext:value-type="float">
            <text:p>0.03204553</text:p>
          </table:table-cell>
          <table:table-cell office:value-type="float" office:value="0.02576093" calcext:value-type="float">
            <text:p>0.02576093</text:p>
          </table:table-cell>
          <table:table-cell office:value-type="float" office:value="0.00000000001636" calcext:value-type="float">
            <text:p>1.64E-11</text:p>
          </table:table-cell>
          <table:table-cell office:value-type="float" office:value="0.9062178" calcext:value-type="float">
            <text:p>0.9062178</text:p>
          </table:table-cell>
          <table:table-cell office:value-type="float" office:value="0.06802127" calcext:value-type="float">
            <text:p>0.0680212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7861974" calcext:value-type="float">
            <text:p>0.97861974</text:p>
          </table:table-cell>
          <table:table-cell office:value-type="float" office:value="0.00248416" calcext:value-type="float">
            <text:p>0.00248416</text:p>
          </table:table-cell>
          <table:table-cell office:value-type="float" office:value="0.00589526" calcext:value-type="float">
            <text:p>0.00589526</text:p>
          </table:table-cell>
          <table:table-cell office:value-type="float" office:value="0.01300084" calcext:value-type="float">
            <text:p>0.01300084</text:p>
          </table:table-cell>
          <table:table-cell office:value-type="float" office:value="0.01288542" calcext:value-type="float">
            <text:p>0.01288542</text:p>
          </table:table-cell>
          <table:table-cell office:value-type="float" office:value="0.95362752" calcext:value-type="float">
            <text:p>0.95362752</text:p>
          </table:table-cell>
          <table:table-cell office:value-type="float" office:value="0.00000000001471" calcext:value-type="float">
            <text:p>1.47E-11</text:p>
          </table:table-cell>
          <table:table-cell office:value-type="float" office:value="0.03348706" calcext:value-type="float">
            <text:p>0.03348706</text:p>
          </table:table-cell>
          <table:table-cell office:value-type="float" office:value="0.02346965" calcext:value-type="float">
            <text:p>0.02346965</text:p>
          </table:table-cell>
          <table:table-cell office:value-type="float" office:value="0.00000000001524" calcext:value-type="float">
            <text:p>1.52E-11</text:p>
          </table:table-cell>
          <table:table-cell office:value-type="float" office:value="0.91027231" calcext:value-type="float">
            <text:p>0.91027231</text:p>
          </table:table-cell>
          <table:table-cell office:value-type="float" office:value="0.06625804" calcext:value-type="float">
            <text:p>0.0662580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7706305" calcext:value-type="float">
            <text:p>0.97706305</text:p>
          </table:table-cell>
          <table:table-cell office:value-type="float" office:value="0.00253676" calcext:value-type="float">
            <text:p>0.00253676</text:p>
          </table:table-cell>
          <table:table-cell office:value-type="float" office:value="0.00647809" calcext:value-type="float">
            <text:p>0.00647809</text:p>
          </table:table-cell>
          <table:table-cell office:value-type="float" office:value="0.0139221" calcext:value-type="float">
            <text:p>0.0139221</text:p>
          </table:table-cell>
          <table:table-cell office:value-type="float" office:value="0.01258129" calcext:value-type="float">
            <text:p>0.01258129</text:p>
          </table:table-cell>
          <table:table-cell office:value-type="float" office:value="0.95234931" calcext:value-type="float">
            <text:p>0.95234931</text:p>
          </table:table-cell>
          <table:table-cell office:value-type="float" office:value="0.00000000001581" calcext:value-type="float">
            <text:p>1.58E-11</text:p>
          </table:table-cell>
          <table:table-cell office:value-type="float" office:value="0.0350694" calcext:value-type="float">
            <text:p>0.0350694</text:p>
          </table:table-cell>
          <table:table-cell office:value-type="float" office:value="0.02140619" calcext:value-type="float">
            <text:p>0.02140619</text:p>
          </table:table-cell>
          <table:table-cell office:value-type="float" office:value="0.00000000001421" calcext:value-type="float">
            <text:p>1.42E-11</text:p>
          </table:table-cell>
          <table:table-cell office:value-type="float" office:value="0.91377573" calcext:value-type="float">
            <text:p>0.91377573</text:p>
          </table:table-cell>
          <table:table-cell office:value-type="float" office:value="0.06481808" calcext:value-type="float">
            <text:p>0.0648180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7534926" calcext:value-type="float">
            <text:p>0.97534926</text:p>
          </table:table-cell>
          <table:table-cell office:value-type="float" office:value="0.00259227" calcext:value-type="float">
            <text:p>0.00259227</text:p>
          </table:table-cell>
          <table:table-cell office:value-type="float" office:value="0.00710496" calcext:value-type="float">
            <text:p>0.00710496</text:p>
          </table:table-cell>
          <table:table-cell office:value-type="float" office:value="0.01495351" calcext:value-type="float">
            <text:p>0.01495351</text:p>
          </table:table-cell>
          <table:table-cell office:value-type="float" office:value="0.01227187" calcext:value-type="float">
            <text:p>0.01227187</text:p>
          </table:table-cell>
          <table:table-cell office:value-type="float" office:value="0.95092243" calcext:value-type="float">
            <text:p>0.95092243</text:p>
          </table:table-cell>
          <table:table-cell office:value-type="float" office:value="0.00000000001695" calcext:value-type="float">
            <text:p>1.70E-11</text:p>
          </table:table-cell>
          <table:table-cell office:value-type="float" office:value="0.03680569" calcext:value-type="float">
            <text:p>0.03680569</text:p>
          </table:table-cell>
          <table:table-cell office:value-type="float" office:value="0.01954707" calcext:value-type="float">
            <text:p>0.01954707</text:p>
          </table:table-cell>
          <table:table-cell office:value-type="float" office:value="0.00000000001329" calcext:value-type="float">
            <text:p>1.33E-11</text:p>
          </table:table-cell>
          <table:table-cell office:value-type="float" office:value="0.9167676" calcext:value-type="float">
            <text:p>0.9167676</text:p>
          </table:table-cell>
          <table:table-cell office:value-type="float" office:value="0.06368532" calcext:value-type="float">
            <text:p>0.0636853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7346233" calcext:value-type="float">
            <text:p>0.97346233</text:p>
          </table:table-cell>
          <table:table-cell office:value-type="float" office:value="0.00265078" calcext:value-type="float">
            <text:p>0.00265078</text:p>
          </table:table-cell>
          <table:table-cell office:value-type="float" office:value="0.0077775" calcext:value-type="float">
            <text:p>0.0077775</text:p>
          </table:table-cell>
          <table:table-cell office:value-type="float" office:value="0.01610939" calcext:value-type="float">
            <text:p>0.01610939</text:p>
          </table:table-cell>
          <table:table-cell office:value-type="float" office:value="0.01195773" calcext:value-type="float">
            <text:p>0.01195773</text:p>
          </table:table-cell>
          <table:table-cell office:value-type="float" office:value="0.9493317" calcext:value-type="float">
            <text:p>0.9493317</text:p>
          </table:table-cell>
          <table:table-cell office:value-type="float" office:value="0.00000000001811" calcext:value-type="float">
            <text:p>1.81E-11</text:p>
          </table:table-cell>
          <table:table-cell office:value-type="float" office:value="0.03871057" calcext:value-type="float">
            <text:p>0.03871057</text:p>
          </table:table-cell>
          <table:table-cell office:value-type="float" office:value="0.01787113" calcext:value-type="float">
            <text:p>0.01787113</text:p>
          </table:table-cell>
          <table:table-cell office:value-type="float" office:value="0.00000000001245" calcext:value-type="float">
            <text:p>1.25E-11</text:p>
          </table:table-cell>
          <table:table-cell office:value-type="float" office:value="0.9192816" calcext:value-type="float">
            <text:p>0.9192816</text:p>
          </table:table-cell>
          <table:table-cell office:value-type="float" office:value="0.06284727" calcext:value-type="float">
            <text:p>0.0628472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7138428" calcext:value-type="float">
            <text:p>0.97138428</text:p>
          </table:table-cell>
          <table:table-cell office:value-type="float" office:value="0.00271239" calcext:value-type="float">
            <text:p>0.00271239</text:p>
          </table:table-cell>
          <table:table-cell office:value-type="float" office:value="0.00849714" calcext:value-type="float">
            <text:p>0.00849714</text:p>
          </table:table-cell>
          <table:table-cell office:value-type="float" office:value="0.01740619" calcext:value-type="float">
            <text:p>0.01740619</text:p>
          </table:table-cell>
          <table:table-cell office:value-type="float" office:value="0.01163939" calcext:value-type="float">
            <text:p>0.01163939</text:p>
          </table:table-cell>
          <table:table-cell office:value-type="float" office:value="0.94756024" calcext:value-type="float">
            <text:p>0.94756024</text:p>
          </table:table-cell>
          <table:table-cell office:value-type="float" office:value="0.0000000000193" calcext:value-type="float">
            <text:p>1.93E-11</text:p>
          </table:table-cell>
          <table:table-cell office:value-type="float" office:value="0.04080037" calcext:value-type="float">
            <text:p>0.04080037</text:p>
          </table:table-cell>
          <table:table-cell office:value-type="float" office:value="0.01635932" calcext:value-type="float">
            <text:p>0.01635932</text:p>
          </table:table-cell>
          <table:table-cell office:value-type="float" office:value="0.00000000001168" calcext:value-type="float">
            <text:p>1.17E-11</text:p>
          </table:table-cell>
          <table:table-cell office:value-type="float" office:value="0.92134578" calcext:value-type="float">
            <text:p>0.92134578</text:p>
          </table:table-cell>
          <table:table-cell office:value-type="float" office:value="0.0622949" calcext:value-type="float">
            <text:p>0.062294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6909482" calcext:value-type="float">
            <text:p>0.96909482</text:p>
          </table:table-cell>
          <table:table-cell office:value-type="float" office:value="0.0027772" calcext:value-type="float">
            <text:p>0.0027772</text:p>
          </table:table-cell>
          <table:table-cell office:value-type="float" office:value="0.00926511" calcext:value-type="float">
            <text:p>0.00926511</text:p>
          </table:table-cell>
          <table:table-cell office:value-type="float" office:value="0.01886287" calcext:value-type="float">
            <text:p>0.01886287</text:p>
          </table:table-cell>
          <table:table-cell office:value-type="float" office:value="0.0113174" calcext:value-type="float">
            <text:p>0.0113174</text:p>
          </table:table-cell>
          <table:table-cell office:value-type="float" office:value="0.94558934" calcext:value-type="float">
            <text:p>0.94558934</text:p>
          </table:table-cell>
          <table:table-cell office:value-type="float" office:value="0.00000000002051" calcext:value-type="float">
            <text:p>2.05E-11</text:p>
          </table:table-cell>
          <table:table-cell office:value-type="float" office:value="0.04309326" calcext:value-type="float">
            <text:p>0.04309326</text:p>
          </table:table-cell>
          <table:table-cell office:value-type="float" office:value="0.01499456" calcext:value-type="float">
            <text:p>0.01499456</text:p>
          </table:table-cell>
          <table:table-cell office:value-type="float" office:value="0.00000000001099" calcext:value-type="float">
            <text:p>1.10E-11</text:p>
          </table:table-cell>
          <table:table-cell office:value-type="float" office:value="0.92298288" calcext:value-type="float">
            <text:p>0.92298288</text:p>
          </table:table-cell>
          <table:table-cell office:value-type="float" office:value="0.06202256" calcext:value-type="float">
            <text:p>0.0620225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6657111" calcext:value-type="float">
            <text:p>0.96657111</text:p>
          </table:table-cell>
          <table:table-cell office:value-type="float" office:value="0.00284529" calcext:value-type="float">
            <text:p>0.00284529</text:p>
          </table:table-cell>
          <table:table-cell office:value-type="float" office:value="0.01008236" calcext:value-type="float">
            <text:p>0.01008236</text:p>
          </table:table-cell>
          <table:table-cell office:value-type="float" office:value="0.02050124" calcext:value-type="float">
            <text:p>0.02050124</text:p>
          </table:table-cell>
          <table:table-cell office:value-type="float" office:value="0.01099228" calcext:value-type="float">
            <text:p>0.01099228</text:p>
          </table:table-cell>
          <table:table-cell office:value-type="float" office:value="0.94339821" calcext:value-type="float">
            <text:p>0.94339821</text:p>
          </table:table-cell>
          <table:table-cell office:value-type="float" office:value="0.00000000002174" calcext:value-type="float">
            <text:p>2.17E-11</text:p>
          </table:table-cell>
          <table:table-cell office:value-type="float" office:value="0.0456095" calcext:value-type="float">
            <text:p>0.0456095</text:p>
          </table:table-cell>
          <table:table-cell office:value-type="float" office:value="0.01376153" calcext:value-type="float">
            <text:p>0.01376153</text:p>
          </table:table-cell>
          <table:table-cell office:value-type="float" office:value="0.00000000001036" calcext:value-type="float">
            <text:p>1.04E-11</text:p>
          </table:table-cell>
          <table:table-cell office:value-type="float" office:value="0.92421052" calcext:value-type="float">
            <text:p>0.92421052</text:p>
          </table:table-cell>
          <table:table-cell office:value-type="float" office:value="0.06202795" calcext:value-type="float">
            <text:p>0.0620279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6378729" calcext:value-type="float">
            <text:p>0.96378729</text:p>
          </table:table-cell>
          <table:table-cell office:value-type="float" office:value="0.00291673" calcext:value-type="float">
            <text:p>0.00291673</text:p>
          </table:table-cell>
          <table:table-cell office:value-type="float" office:value="0.01094954" calcext:value-type="float">
            <text:p>0.01094954</text:p>
          </table:table-cell>
          <table:table-cell office:value-type="float" office:value="0.02234644" calcext:value-type="float">
            <text:p>0.02234644</text:p>
          </table:table-cell>
          <table:table-cell office:value-type="float" office:value="0.01066455" calcext:value-type="float">
            <text:p>0.01066455</text:p>
          </table:table-cell>
          <table:table-cell office:value-type="float" office:value="0.94096383" calcext:value-type="float">
            <text:p>0.94096383</text:p>
          </table:table-cell>
          <table:table-cell office:value-type="float" office:value="0.00000000002297" calcext:value-type="float">
            <text:p>2.30E-11</text:p>
          </table:table-cell>
          <table:table-cell office:value-type="float" office:value="0.04837162" calcext:value-type="float">
            <text:p>0.04837162</text:p>
          </table:table-cell>
          <table:table-cell office:value-type="float" office:value="0.01264651" calcext:value-type="float">
            <text:p>0.01264651</text:p>
          </table:table-cell>
          <table:table-cell office:value-type="float" office:value="0.000000000009788" calcext:value-type="float">
            <text:p>9.79E-12</text:p>
          </table:table-cell>
          <table:table-cell office:value-type="float" office:value="0.92504139" calcext:value-type="float">
            <text:p>0.92504139</text:p>
          </table:table-cell>
          <table:table-cell office:value-type="float" office:value="0.0623121" calcext:value-type="float">
            <text:p>0.062312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6071405" calcext:value-type="float">
            <text:p>0.96071405</text:p>
          </table:table-cell>
          <table:table-cell office:value-type="float" office:value="0.00299161" calcext:value-type="float">
            <text:p>0.00299161</text:p>
          </table:table-cell>
          <table:table-cell office:value-type="float" office:value="0.01186689" calcext:value-type="float">
            <text:p>0.01186689</text:p>
          </table:table-cell>
          <table:table-cell office:value-type="float" office:value="0.02442745" calcext:value-type="float">
            <text:p>0.02442745</text:p>
          </table:table-cell>
          <table:table-cell office:value-type="float" office:value="0.01033469" calcext:value-type="float">
            <text:p>0.01033469</text:p>
          </table:table-cell>
          <table:table-cell office:value-type="float" office:value="0.93826064" calcext:value-type="float">
            <text:p>0.93826064</text:p>
          </table:table-cell>
          <table:table-cell office:value-type="float" office:value="0.0000000000242" calcext:value-type="float">
            <text:p>2.42E-11</text:p>
          </table:table-cell>
          <table:table-cell office:value-type="float" office:value="0.05140467" calcext:value-type="float">
            <text:p>0.05140467</text:p>
          </table:table-cell>
          <table:table-cell office:value-type="float" office:value="0.01163725" calcext:value-type="float">
            <text:p>0.01163725</text:p>
          </table:table-cell>
          <table:table-cell office:value-type="float" office:value="0.000000000009267" calcext:value-type="float">
            <text:p>9.27E-12</text:p>
          </table:table-cell>
          <table:table-cell office:value-type="float" office:value="0.92548331" calcext:value-type="float">
            <text:p>0.92548331</text:p>
          </table:table-cell>
          <table:table-cell office:value-type="float" office:value="0.06287944" calcext:value-type="float">
            <text:p>0.062879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5731814" calcext:value-type="float">
            <text:p>0.95731814</text:p>
          </table:table-cell>
          <table:table-cell office:value-type="float" office:value="0.00306998" calcext:value-type="float">
            <text:p>0.00306998</text:p>
          </table:table-cell>
          <table:table-cell office:value-type="float" office:value="0.01283419" calcext:value-type="float">
            <text:p>0.01283419</text:p>
          </table:table-cell>
          <table:table-cell office:value-type="float" office:value="0.02677769" calcext:value-type="float">
            <text:p>0.02677769</text:p>
          </table:table-cell>
          <table:table-cell office:value-type="float" office:value="0.0100032" calcext:value-type="float">
            <text:p>0.0100032</text:p>
          </table:table-cell>
          <table:table-cell office:value-type="float" office:value="0.93526032" calcext:value-type="float">
            <text:p>0.93526032</text:p>
          </table:table-cell>
          <table:table-cell office:value-type="float" office:value="0.00000000002542" calcext:value-type="float">
            <text:p>2.54E-11</text:p>
          </table:table-cell>
          <table:table-cell office:value-type="float" office:value="0.05473647" calcext:value-type="float">
            <text:p>0.05473647</text:p>
          </table:table-cell>
          <table:table-cell office:value-type="float" office:value="0.01072277" calcext:value-type="float">
            <text:p>0.01072277</text:p>
          </table:table-cell>
          <table:table-cell office:value-type="float" office:value="0.000000000008794" calcext:value-type="float">
            <text:p>8.79E-12</text:p>
          </table:table-cell>
          <table:table-cell office:value-type="float" office:value="0.92553929" calcext:value-type="float">
            <text:p>0.92553929</text:p>
          </table:table-cell>
          <table:table-cell office:value-type="float" office:value="0.06373795" calcext:value-type="float">
            <text:p>0.063737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5356171" calcext:value-type="float">
            <text:p>0.95356171</text:p>
          </table:table-cell>
          <table:table-cell office:value-type="float" office:value="0.00315186" calcext:value-type="float">
            <text:p>0.00315186</text:p>
          </table:table-cell>
          <table:table-cell office:value-type="float" office:value="0.01385073" calcext:value-type="float">
            <text:p>0.01385073</text:p>
          </table:table-cell>
          <table:table-cell office:value-type="float" office:value="0.0294357" calcext:value-type="float">
            <text:p>0.0294357</text:p>
          </table:table-cell>
          <table:table-cell office:value-type="float" office:value="0.00967054" calcext:value-type="float">
            <text:p>0.00967054</text:p>
          </table:table-cell>
          <table:table-cell office:value-type="float" office:value="0.93193152" calcext:value-type="float">
            <text:p>0.93193152</text:p>
          </table:table-cell>
          <table:table-cell office:value-type="float" office:value="0.00000000002663" calcext:value-type="float">
            <text:p>2.66E-11</text:p>
          </table:table-cell>
          <table:table-cell office:value-type="float" office:value="0.05839794" calcext:value-type="float">
            <text:p>0.05839794</text:p>
          </table:table-cell>
          <table:table-cell office:value-type="float" office:value="0.00989326" calcext:value-type="float">
            <text:p>0.00989326</text:p>
          </table:table-cell>
          <table:table-cell office:value-type="float" office:value="0.000000000008363" calcext:value-type="float">
            <text:p>8.36E-12</text:p>
          </table:table-cell>
          <table:table-cell office:value-type="float" office:value="0.92520748" calcext:value-type="float">
            <text:p>0.92520748</text:p>
          </table:table-cell>
          <table:table-cell office:value-type="float" office:value="0.06489925" calcext:value-type="float">
            <text:p>0.064899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4940165" calcext:value-type="float">
            <text:p>0.94940165</text:p>
          </table:table-cell>
          <table:table-cell office:value-type="float" office:value="0.00323728" calcext:value-type="float">
            <text:p>0.00323728</text:p>
          </table:table-cell>
          <table:table-cell office:value-type="float" office:value="0.01491513" calcext:value-type="float">
            <text:p>0.01491513</text:p>
          </table:table-cell>
          <table:table-cell office:value-type="float" office:value="0.03244594" calcext:value-type="float">
            <text:p>0.03244594</text:p>
          </table:table-cell>
          <table:table-cell office:value-type="float" office:value="0.00933717" calcext:value-type="float">
            <text:p>0.00933717</text:p>
          </table:table-cell>
          <table:table-cell office:value-type="float" office:value="0.92823953" calcext:value-type="float">
            <text:p>0.92823953</text:p>
          </table:table-cell>
          <table:table-cell office:value-type="float" office:value="0.00000000002781" calcext:value-type="float">
            <text:p>2.78E-11</text:p>
          </table:table-cell>
          <table:table-cell office:value-type="float" office:value="0.0624233" calcext:value-type="float">
            <text:p>0.0624233</text:p>
          </table:table-cell>
          <table:table-cell office:value-type="float" office:value="0.00913998" calcext:value-type="float">
            <text:p>0.00913998</text:p>
          </table:table-cell>
          <table:table-cell office:value-type="float" office:value="0.00000000000797" calcext:value-type="float">
            <text:p>7.97E-12</text:p>
          </table:table-cell>
          <table:table-cell office:value-type="float" office:value="0.9244811" calcext:value-type="float">
            <text:p>0.9244811</text:p>
          </table:table-cell>
          <table:table-cell office:value-type="float" office:value="0.06637892" calcext:value-type="float">
            <text:p>0.0663789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4478883" calcext:value-type="float">
            <text:p>0.94478883</text:p>
          </table:table-cell>
          <table:table-cell office:value-type="float" office:value="0.0033262" calcext:value-type="float">
            <text:p>0.0033262</text:p>
          </table:table-cell>
          <table:table-cell office:value-type="float" office:value="0.01602532" calcext:value-type="float">
            <text:p>0.01602532</text:p>
          </table:table-cell>
          <table:table-cell office:value-type="float" office:value="0.03585964" calcext:value-type="float">
            <text:p>0.03585964</text:p>
          </table:table-cell>
          <table:table-cell office:value-type="float" office:value="0.00900351" calcext:value-type="float">
            <text:p>0.00900351</text:p>
          </table:table-cell>
          <table:table-cell office:value-type="float" office:value="0.92414604" calcext:value-type="float">
            <text:p>0.92414604</text:p>
          </table:table-cell>
          <table:table-cell office:value-type="float" office:value="0.00000000002895" calcext:value-type="float">
            <text:p>2.90E-11</text:p>
          </table:table-cell>
          <table:table-cell office:value-type="float" office:value="0.06685045" calcext:value-type="float">
            <text:p>0.06685045</text:p>
          </table:table-cell>
          <table:table-cell office:value-type="float" office:value="0.00845508" calcext:value-type="float">
            <text:p>0.00845508</text:p>
          </table:table-cell>
          <table:table-cell office:value-type="float" office:value="0.000000000007612" calcext:value-type="float">
            <text:p>7.61E-12</text:p>
          </table:table-cell>
          <table:table-cell office:value-type="float" office:value="0.9233482" calcext:value-type="float">
            <text:p>0.9233482</text:p>
          </table:table-cell>
          <table:table-cell office:value-type="float" office:value="0.06819672" calcext:value-type="float">
            <text:p>0.0681967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3966721" calcext:value-type="float">
            <text:p>0.93966721</text:p>
          </table:table-cell>
          <table:table-cell office:value-type="float" office:value="0.00341856" calcext:value-type="float">
            <text:p>0.00341856</text:p>
          </table:table-cell>
          <table:table-cell office:value-type="float" office:value="0.01717841" calcext:value-type="float">
            <text:p>0.01717841</text:p>
          </table:table-cell>
          <table:table-cell office:value-type="float" office:value="0.03973581" calcext:value-type="float">
            <text:p>0.03973581</text:p>
          </table:table-cell>
          <table:table-cell office:value-type="float" office:value="0.00866999" calcext:value-type="float">
            <text:p>0.00866999</text:p>
          </table:table-cell>
          <table:table-cell office:value-type="float" office:value="0.91960877" calcext:value-type="float">
            <text:p>0.91960877</text:p>
          </table:table-cell>
          <table:table-cell office:value-type="float" office:value="0.00000000003005" calcext:value-type="float">
            <text:p>3.01E-11</text:p>
          </table:table-cell>
          <table:table-cell office:value-type="float" office:value="0.07172124" calcext:value-type="float">
            <text:p>0.07172124</text:p>
          </table:table-cell>
          <table:table-cell office:value-type="float" office:value="0.00783156" calcext:value-type="float">
            <text:p>0.00783156</text:p>
          </table:table-cell>
          <table:table-cell office:value-type="float" office:value="0.000000000007286" calcext:value-type="float">
            <text:p>7.29E-12</text:p>
          </table:table-cell>
          <table:table-cell office:value-type="float" office:value="0.92179146" calcext:value-type="float">
            <text:p>0.92179146</text:p>
          </table:table-cell>
          <table:table-cell office:value-type="float" office:value="0.07037699" calcext:value-type="float">
            <text:p>0.070376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3397291" calcext:value-type="float">
            <text:p>0.93397291</text:p>
          </table:table-cell>
          <table:table-cell office:value-type="float" office:value="0.00351424" calcext:value-type="float">
            <text:p>0.00351424</text:p>
          </table:table-cell>
          <table:table-cell office:value-type="float" office:value="0.01837053" calcext:value-type="float">
            <text:p>0.01837053</text:p>
          </table:table-cell>
          <table:table-cell office:value-type="float" office:value="0.04414232" calcext:value-type="float">
            <text:p>0.04414232</text:p>
          </table:table-cell>
          <table:table-cell office:value-type="float" office:value="0.008337" calcext:value-type="float">
            <text:p>0.008337</text:p>
          </table:table-cell>
          <table:table-cell office:value-type="float" office:value="0.91458119" calcext:value-type="float">
            <text:p>0.91458119</text:p>
          </table:table-cell>
          <table:table-cell office:value-type="float" office:value="0.00000000003108" calcext:value-type="float">
            <text:p>3.11E-11</text:p>
          </table:table-cell>
          <table:table-cell office:value-type="float" office:value="0.0770818" calcext:value-type="float">
            <text:p>0.0770818</text:p>
          </table:table-cell>
          <table:table-cell office:value-type="float" office:value="0.00726314" calcext:value-type="float">
            <text:p>0.00726314</text:p>
          </table:table-cell>
          <table:table-cell office:value-type="float" office:value="0.000000000006989" calcext:value-type="float">
            <text:p>6.99E-12</text:p>
          </table:table-cell>
          <table:table-cell office:value-type="float" office:value="0.91978777" calcext:value-type="float">
            <text:p>0.91978777</text:p>
          </table:table-cell>
          <table:table-cell office:value-type="float" office:value="0.07294909" calcext:value-type="float">
            <text:p>0.0729490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2763314" calcext:value-type="float">
            <text:p>0.92763314</text:p>
          </table:table-cell>
          <table:table-cell office:value-type="float" office:value="0.00361305" calcext:value-type="float">
            <text:p>0.00361305</text:p>
          </table:table-cell>
          <table:table-cell office:value-type="float" office:value="0.01959675" calcext:value-type="float">
            <text:p>0.01959675</text:p>
          </table:table-cell>
          <table:table-cell office:value-type="float" office:value="0.04915706" calcext:value-type="float">
            <text:p>0.04915706</text:p>
          </table:table-cell>
          <table:table-cell office:value-type="float" office:value="0.00800493" calcext:value-type="float">
            <text:p>0.00800493</text:p>
          </table:table-cell>
          <table:table-cell office:value-type="float" office:value="0.90901225" calcext:value-type="float">
            <text:p>0.90901225</text:p>
          </table:table-cell>
          <table:table-cell office:value-type="float" office:value="0.00000000003206" calcext:value-type="float">
            <text:p>3.21E-11</text:p>
          </table:table-cell>
          <table:table-cell office:value-type="float" office:value="0.08298282" calcext:value-type="float">
            <text:p>0.08298282</text:p>
          </table:table-cell>
          <table:table-cell office:value-type="float" office:value="0.00674422" calcext:value-type="float">
            <text:p>0.00674422</text:p>
          </table:table-cell>
          <table:table-cell office:value-type="float" office:value="0.000000000006718" calcext:value-type="float">
            <text:p>6.72E-12</text:p>
          </table:table-cell>
          <table:table-cell office:value-type="float" office:value="0.91730787" calcext:value-type="float">
            <text:p>0.91730787</text:p>
          </table:table-cell>
          <table:table-cell office:value-type="float" office:value="0.07594791" calcext:value-type="float">
            <text:p>0.0759479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2056516" calcext:value-type="float">
            <text:p>0.92056516</text:p>
          </table:table-cell>
          <table:table-cell office:value-type="float" office:value="0.0037147" calcext:value-type="float">
            <text:p>0.0037147</text:p>
          </table:table-cell>
          <table:table-cell office:value-type="float" office:value="0.02085088" calcext:value-type="float">
            <text:p>0.02085088</text:p>
          </table:table-cell>
          <table:table-cell office:value-type="float" office:value="0.05486925" calcext:value-type="float">
            <text:p>0.05486925</text:p>
          </table:table-cell>
          <table:table-cell office:value-type="float" office:value="0.00767413" calcext:value-type="float">
            <text:p>0.00767413</text:p>
          </table:table-cell>
          <table:table-cell office:value-type="float" office:value="0.90284608" calcext:value-type="float">
            <text:p>0.90284608</text:p>
          </table:table-cell>
          <table:table-cell office:value-type="float" office:value="0.00000000003295" calcext:value-type="float">
            <text:p>3.30E-11</text:p>
          </table:table-cell>
          <table:table-cell office:value-type="float" office:value="0.08947978" calcext:value-type="float">
            <text:p>0.08947978</text:p>
          </table:table-cell>
          <table:table-cell office:value-type="float" office:value="0.00626976" calcext:value-type="float">
            <text:p>0.00626976</text:p>
          </table:table-cell>
          <table:table-cell office:value-type="float" office:value="0.00000000000647" calcext:value-type="float">
            <text:p>6.47E-12</text:p>
          </table:table-cell>
          <table:table-cell office:value-type="float" office:value="0.91431578" calcext:value-type="float">
            <text:p>0.91431578</text:p>
          </table:table-cell>
          <table:table-cell office:value-type="float" office:value="0.07941447" calcext:value-type="float">
            <text:p>0.0794144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1267517" calcext:value-type="float">
            <text:p>0.91267517</text:p>
          </table:table-cell>
          <table:table-cell office:value-type="float" office:value="0.00381883" calcext:value-type="float">
            <text:p>0.00381883</text:p>
          </table:table-cell>
          <table:table-cell office:value-type="float" office:value="0.02212534" calcext:value-type="float">
            <text:p>0.02212534</text:p>
          </table:table-cell>
          <table:table-cell office:value-type="float" office:value="0.06138066" calcext:value-type="float">
            <text:p>0.06138066</text:p>
          </table:table-cell>
          <table:table-cell office:value-type="float" office:value="0.00734497" calcext:value-type="float">
            <text:p>0.00734497</text:p>
          </table:table-cell>
          <table:table-cell office:value-type="float" office:value="0.8960218" calcext:value-type="float">
            <text:p>0.8960218</text:p>
          </table:table-cell>
          <table:table-cell office:value-type="float" office:value="0.00000000003375" calcext:value-type="float">
            <text:p>3.38E-11</text:p>
          </table:table-cell>
          <table:table-cell office:value-type="float" office:value="0.09663323" calcext:value-type="float">
            <text:p>0.09663323</text:p>
          </table:table-cell>
          <table:table-cell office:value-type="float" office:value="0.00583523" calcext:value-type="float">
            <text:p>0.00583523</text:p>
          </table:table-cell>
          <table:table-cell office:value-type="float" office:value="0.000000000006244" calcext:value-type="float">
            <text:p>6.24E-12</text:p>
          </table:table-cell>
          <table:table-cell office:value-type="float" office:value="0.91076819" calcext:value-type="float">
            <text:p>0.91076819</text:p>
          </table:table-cell>
          <table:table-cell office:value-type="float" office:value="0.08339657" calcext:value-type="float">
            <text:p>0.0833965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0385722" calcext:value-type="float">
            <text:p>0.90385722</text:p>
          </table:table-cell>
          <table:table-cell office:value-type="float" office:value="0.00392491" calcext:value-type="float">
            <text:p>0.00392491</text:p>
          </table:table-cell>
          <table:table-cell office:value-type="float" office:value="0.02341096" calcext:value-type="float">
            <text:p>0.02341096</text:p>
          </table:table-cell>
          <table:table-cell office:value-type="float" office:value="0.0688069" calcext:value-type="float">
            <text:p>0.0688069</text:p>
          </table:table-cell>
          <table:table-cell office:value-type="float" office:value="0.00701778" calcext:value-type="float">
            <text:p>0.00701778</text:p>
          </table:table-cell>
          <table:table-cell office:value-type="float" office:value="0.88847339" calcext:value-type="float">
            <text:p>0.88847339</text:p>
          </table:table-cell>
          <table:table-cell office:value-type="float" office:value="0.00000000003446" calcext:value-type="float">
            <text:p>3.45E-11</text:p>
          </table:table-cell>
          <table:table-cell office:value-type="float" office:value="0.10450883" calcext:value-type="float">
            <text:p>0.10450883</text:p>
          </table:table-cell>
          <table:table-cell office:value-type="float" office:value="0.0054366" calcext:value-type="float">
            <text:p>0.0054366</text:p>
          </table:table-cell>
          <table:table-cell office:value-type="float" office:value="0.000000000006037" calcext:value-type="float">
            <text:p>6.04E-12</text:p>
          </table:table-cell>
          <table:table-cell office:value-type="float" office:value="0.90661381" calcext:value-type="float">
            <text:p>0.90661381</text:p>
          </table:table-cell>
          <table:table-cell office:value-type="float" office:value="0.0879496" calcext:value-type="float">
            <text:p>0.087949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9399238" calcext:value-type="float">
            <text:p>0.89399238</text:p>
          </table:table-cell>
          <table:table-cell office:value-type="float" office:value="0.00403229" calcext:value-type="float">
            <text:p>0.00403229</text:p>
          </table:table-cell>
          <table:table-cell office:value-type="float" office:value="0.0246968" calcext:value-type="float">
            <text:p>0.0246968</text:p>
          </table:table-cell>
          <table:table-cell office:value-type="float" office:value="0.07727853" calcext:value-type="float">
            <text:p>0.07727853</text:p>
          </table:table-cell>
          <table:table-cell office:value-type="float" office:value="0.00669289" calcext:value-type="float">
            <text:p>0.00669289</text:p>
          </table:table-cell>
          <table:table-cell office:value-type="float" office:value="0.88012969" calcext:value-type="float">
            <text:p>0.88012969</text:p>
          </table:table-cell>
          <table:table-cell office:value-type="float" office:value="0.00000000003505" calcext:value-type="float">
            <text:p>3.51E-11</text:p>
          </table:table-cell>
          <table:table-cell office:value-type="float" office:value="0.11317742" calcext:value-type="float">
            <text:p>0.11317742</text:p>
          </table:table-cell>
          <table:table-cell office:value-type="float" office:value="0.00507019" calcext:value-type="float">
            <text:p>0.00507019</text:p>
          </table:table-cell>
          <table:table-cell office:value-type="float" office:value="0.000000000005848" calcext:value-type="float">
            <text:p>5.85E-12</text:p>
          </table:table-cell>
          <table:table-cell office:value-type="float" office:value="0.90179253" calcext:value-type="float">
            <text:p>0.90179253</text:p>
          </table:table-cell>
          <table:table-cell office:value-type="float" office:value="0.09313728" calcext:value-type="float">
            <text:p>0.0931372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8294804" calcext:value-type="float">
            <text:p>0.88294804</text:p>
          </table:table-cell>
          <table:table-cell office:value-type="float" office:value="0.00414013" calcext:value-type="float">
            <text:p>0.00414013</text:p>
          </table:table-cell>
          <table:table-cell office:value-type="float" office:value="0.02596996" calcext:value-type="float">
            <text:p>0.02596996</text:p>
          </table:table-cell>
          <table:table-cell office:value-type="float" office:value="0.08694187" calcext:value-type="float">
            <text:p>0.08694187</text:p>
          </table:table-cell>
          <table:table-cell office:value-type="float" office:value="0.00637063" calcext:value-type="float">
            <text:p>0.00637063</text:p>
          </table:table-cell>
          <table:table-cell office:value-type="float" office:value="0.87091452" calcext:value-type="float">
            <text:p>0.87091452</text:p>
          </table:table-cell>
          <table:table-cell office:value-type="float" office:value="0.00000000003552" calcext:value-type="float">
            <text:p>3.55E-11</text:p>
          </table:table-cell>
          <table:table-cell office:value-type="float" office:value="0.12271485" calcext:value-type="float">
            <text:p>0.12271485</text:p>
          </table:table-cell>
          <table:table-cell office:value-type="float" office:value="0.00473271" calcext:value-type="float">
            <text:p>0.00473271</text:p>
          </table:table-cell>
          <table:table-cell office:value-type="float" office:value="0.000000000005675" calcext:value-type="float">
            <text:p>5.68E-12</text:p>
          </table:table-cell>
          <table:table-cell office:value-type="float" office:value="0.89623467" calcext:value-type="float">
            <text:p>0.89623467</text:p>
          </table:table-cell>
          <table:table-cell office:value-type="float" office:value="0.09903262" calcext:value-type="float">
            <text:p>0.0990326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7057781" calcext:value-type="float">
            <text:p>0.87057781</text:p>
          </table:table-cell>
          <table:table-cell office:value-type="float" office:value="0.00424736" calcext:value-type="float">
            <text:p>0.00424736</text:p>
          </table:table-cell>
          <table:table-cell office:value-type="float" office:value="0.0272154" calcext:value-type="float">
            <text:p>0.0272154</text:p>
          </table:table-cell>
          <table:table-cell office:value-type="float" office:value="0.09795944" calcext:value-type="float">
            <text:p>0.09795944</text:p>
          </table:table-cell>
          <table:table-cell office:value-type="float" office:value="0.00605132" calcext:value-type="float">
            <text:p>0.00605132</text:p>
          </table:table-cell>
          <table:table-cell office:value-type="float" office:value="0.86074705" calcext:value-type="float">
            <text:p>0.86074705</text:p>
          </table:table-cell>
          <table:table-cell office:value-type="float" office:value="0.00000000003586" calcext:value-type="float">
            <text:p>3.59E-11</text:p>
          </table:table-cell>
          <table:table-cell office:value-type="float" office:value="0.13320163" calcext:value-type="float">
            <text:p>0.13320163</text:p>
          </table:table-cell>
          <table:table-cell office:value-type="float" office:value="0.00442119" calcext:value-type="float">
            <text:p>0.00442119</text:p>
          </table:table-cell>
          <table:table-cell office:value-type="float" office:value="0.000000000005516" calcext:value-type="float">
            <text:p>5.52E-12</text:p>
          </table:table-cell>
          <table:table-cell office:value-type="float" office:value="0.88986005" calcext:value-type="float">
            <text:p>0.88986005</text:p>
          </table:table-cell>
          <table:table-cell office:value-type="float" office:value="0.10571876" calcext:value-type="float">
            <text:p>0.1057187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5672207" calcext:value-type="float">
            <text:p>0.85672207</text:p>
          </table:table-cell>
          <table:table-cell office:value-type="float" office:value="0.00435267" calcext:value-type="float">
            <text:p>0.00435267</text:p>
          </table:table-cell>
          <table:table-cell office:value-type="float" office:value="0.0284158" calcext:value-type="float">
            <text:p>0.0284158</text:p>
          </table:table-cell>
          <table:table-cell office:value-type="float" office:value="0.11050946" calcext:value-type="float">
            <text:p>0.11050946</text:p>
          </table:table-cell>
          <table:table-cell office:value-type="float" office:value="0.00573528" calcext:value-type="float">
            <text:p>0.00573528</text:p>
          </table:table-cell>
          <table:table-cell office:value-type="float" office:value="0.84954243" calcext:value-type="float">
            <text:p>0.84954243</text:p>
          </table:table-cell>
          <table:table-cell office:value-type="float" office:value="0.00000000003606" calcext:value-type="float">
            <text:p>3.61E-11</text:p>
          </table:table-cell>
          <table:table-cell office:value-type="float" office:value="0.14472229" calcext:value-type="float">
            <text:p>0.14472229</text:p>
          </table:table-cell>
          <table:table-cell office:value-type="float" office:value="0.00413292" calcext:value-type="float">
            <text:p>0.00413292</text:p>
          </table:table-cell>
          <table:table-cell office:value-type="float" office:value="0.00000000000537" calcext:value-type="float">
            <text:p>5.37E-12</text:p>
          </table:table-cell>
          <table:table-cell office:value-type="float" office:value="0.8825772" calcext:value-type="float">
            <text:p>0.8825772</text:p>
          </table:table-cell>
          <table:table-cell office:value-type="float" office:value="0.11328988" calcext:value-type="float">
            <text:p>0.113289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412096" calcext:value-type="float">
            <text:p>0.8412096</text:p>
          </table:table-cell>
          <table:table-cell office:value-type="float" office:value="0.00445447" calcext:value-type="float">
            <text:p>0.00445447</text:p>
          </table:table-cell>
          <table:table-cell office:value-type="float" office:value="0.02955144" calcext:value-type="float">
            <text:p>0.02955144</text:p>
          </table:table-cell>
          <table:table-cell office:value-type="float" office:value="0.12478448" calcext:value-type="float">
            <text:p>0.12478448</text:p>
          </table:table-cell>
          <table:table-cell office:value-type="float" office:value="0.00542287" calcext:value-type="float">
            <text:p>0.00542287</text:p>
          </table:table-cell>
          <table:table-cell office:value-type="float" office:value="0.83721275" calcext:value-type="float">
            <text:p>0.83721275</text:p>
          </table:table-cell>
          <table:table-cell office:value-type="float" office:value="0.00000000003611" calcext:value-type="float">
            <text:p>3.61E-11</text:p>
          </table:table-cell>
          <table:table-cell office:value-type="float" office:value="0.15736438" calcext:value-type="float">
            <text:p>0.15736438</text:p>
          </table:table-cell>
          <table:table-cell office:value-type="float" office:value="0.00386546" calcext:value-type="float">
            <text:p>0.00386546</text:p>
          </table:table-cell>
          <table:table-cell office:value-type="float" office:value="0.000000000005235" calcext:value-type="float">
            <text:p>5.24E-12</text:p>
          </table:table-cell>
          <table:table-cell office:value-type="float" office:value="0.87428257" calcext:value-type="float">
            <text:p>0.87428257</text:p>
          </table:table-cell>
          <table:table-cell office:value-type="float" office:value="0.12185196" calcext:value-type="float">
            <text:p>0.1218519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2386065" calcext:value-type="float">
            <text:p>0.82386065</text:p>
          </table:table-cell>
          <table:table-cell office:value-type="float" office:value="0.00455087" calcext:value-type="float">
            <text:p>0.00455087</text:p>
          </table:table-cell>
          <table:table-cell office:value-type="float" office:value="0.03060022" calcext:value-type="float">
            <text:p>0.03060022</text:p>
          </table:table-cell>
          <table:table-cell office:value-type="float" office:value="0.14098826" calcext:value-type="float">
            <text:p>0.14098826</text:p>
          </table:table-cell>
          <table:table-cell office:value-type="float" office:value="0.00511443" calcext:value-type="float">
            <text:p>0.00511443</text:p>
          </table:table-cell>
          <table:table-cell office:value-type="float" office:value="0.82366844" calcext:value-type="float">
            <text:p>0.82366844</text:p>
          </table:table-cell>
          <table:table-cell office:value-type="float" office:value="0.00000000003601" calcext:value-type="float">
            <text:p>3.60E-11</text:p>
          </table:table-cell>
          <table:table-cell office:value-type="float" office:value="0.17121714" calcext:value-type="float">
            <text:p>0.17121714</text:p>
          </table:table-cell>
          <table:table-cell office:value-type="float" office:value="0.00361659" calcext:value-type="float">
            <text:p>0.00361659</text:p>
          </table:table-cell>
          <table:table-cell office:value-type="float" office:value="0.000000000005109" calcext:value-type="float">
            <text:p>5.11E-12</text:p>
          </table:table-cell>
          <table:table-cell office:value-type="float" office:value="0.86486" calcext:value-type="float">
            <text:p>0.86486</text:p>
          </table:table-cell>
          <table:table-cell office:value-type="float" office:value="0.13152341" calcext:value-type="float">
            <text:p>0.1315234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0449185" calcext:value-type="float">
            <text:p>0.80449185</text:p>
          </table:table-cell>
          <table:table-cell office:value-type="float" office:value="0.00463963" calcext:value-type="float">
            <text:p>0.00463963</text:p>
          </table:table-cell>
          <table:table-cell office:value-type="float" office:value="0.03153774" calcext:value-type="float">
            <text:p>0.03153774</text:p>
          </table:table-cell>
          <table:table-cell office:value-type="float" office:value="0.15933079" calcext:value-type="float">
            <text:p>0.15933079</text:p>
          </table:table-cell>
          <table:table-cell office:value-type="float" office:value="0.00481034" calcext:value-type="float">
            <text:p>0.00481034</text:p>
          </table:table-cell>
          <table:table-cell office:value-type="float" office:value="0.80882014" calcext:value-type="float">
            <text:p>0.80882014</text:p>
          </table:table-cell>
          <table:table-cell office:value-type="float" office:value="0.00000000003575" calcext:value-type="float">
            <text:p>3.58E-11</text:p>
          </table:table-cell>
          <table:table-cell office:value-type="float" office:value="0.18636952" calcext:value-type="float">
            <text:p>0.18636952</text:p>
          </table:table-cell>
          <table:table-cell office:value-type="float" office:value="0.00338427" calcext:value-type="float">
            <text:p>0.00338427</text:p>
          </table:table-cell>
          <table:table-cell office:value-type="float" office:value="0.000000000004991" calcext:value-type="float">
            <text:p>4.99E-12</text:p>
          </table:table-cell>
          <table:table-cell office:value-type="float" office:value="0.85418044" calcext:value-type="float">
            <text:p>0.85418044</text:p>
          </table:table-cell>
          <table:table-cell office:value-type="float" office:value="0.14243529" calcext:value-type="float">
            <text:p>0.1424352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8292358" calcext:value-type="float">
            <text:p>0.78292358</text:p>
          </table:table-cell>
          <table:table-cell office:value-type="float" office:value="0.00471817" calcext:value-type="float">
            <text:p>0.00471817</text:p>
          </table:table-cell>
          <table:table-cell office:value-type="float" office:value="0.03233763" calcext:value-type="float">
            <text:p>0.03233763</text:p>
          </table:table-cell>
          <table:table-cell office:value-type="float" office:value="0.18002063" calcext:value-type="float">
            <text:p>0.18002063</text:p>
          </table:table-cell>
          <table:table-cell office:value-type="float" office:value="0.00451102" calcext:value-type="float">
            <text:p>0.00451102</text:p>
          </table:table-cell>
          <table:table-cell office:value-type="float" office:value="0.79258118" calcext:value-type="float">
            <text:p>0.79258118</text:p>
          </table:table-cell>
          <table:table-cell office:value-type="float" office:value="0.00000000003532" calcext:value-type="float">
            <text:p>3.53E-11</text:p>
          </table:table-cell>
          <table:table-cell office:value-type="float" office:value="0.2029078" calcext:value-type="float">
            <text:p>0.2029078</text:p>
          </table:table-cell>
          <table:table-cell office:value-type="float" office:value="0.00316665" calcext:value-type="float">
            <text:p>0.00316665</text:p>
          </table:table-cell>
          <table:table-cell office:value-type="float" office:value="0.00000000000488" calcext:value-type="float">
            <text:p>4.88E-12</text:p>
          </table:table-cell>
          <table:table-cell office:value-type="float" office:value="0.8421022" calcext:value-type="float">
            <text:p>0.8421022</text:p>
          </table:table-cell>
          <table:table-cell office:value-type="float" office:value="0.15473115" calcext:value-type="float">
            <text:p>0.1547311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75898999" calcext:value-type="float">
            <text:p>0.75898999</text:p>
          </table:table-cell>
          <table:table-cell office:value-type="float" office:value="0.0047836" calcext:value-type="float">
            <text:p>0.0047836</text:p>
          </table:table-cell>
          <table:table-cell office:value-type="float" office:value="0.03297209" calcext:value-type="float">
            <text:p>0.03297209</text:p>
          </table:table-cell>
          <table:table-cell office:value-type="float" office:value="0.20325432" calcext:value-type="float">
            <text:p>0.20325432</text:p>
          </table:table-cell>
          <table:table-cell office:value-type="float" office:value="0.00421692" calcext:value-type="float">
            <text:p>0.00421692</text:p>
          </table:table-cell>
          <table:table-cell office:value-type="float" office:value="0.77487064" calcext:value-type="float">
            <text:p>0.77487064</text:p>
          </table:table-cell>
          <table:table-cell office:value-type="float" office:value="0.00000000003473" calcext:value-type="float">
            <text:p>3.47E-11</text:p>
          </table:table-cell>
          <table:table-cell office:value-type="float" office:value="0.22091244" calcext:value-type="float">
            <text:p>0.22091244</text:p>
          </table:table-cell>
          <table:table-cell office:value-type="float" office:value="0.00296205" calcext:value-type="float">
            <text:p>0.00296205</text:p>
          </table:table-cell>
          <table:table-cell office:value-type="float" office:value="0.000000000004774" calcext:value-type="float">
            <text:p>4.77E-12</text:p>
          </table:table-cell>
          <table:table-cell office:value-type="float" office:value="0.82847196" calcext:value-type="float">
            <text:p>0.82847196</text:p>
          </table:table-cell>
          <table:table-cell office:value-type="float" office:value="0.16856599" calcext:value-type="float">
            <text:p>0.1685659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73255211" calcext:value-type="float">
            <text:p>0.73255211</text:p>
          </table:table-cell>
          <table:table-cell office:value-type="float" office:value="0.00483275" calcext:value-type="float">
            <text:p>0.00483275</text:p>
          </table:table-cell>
          <table:table-cell office:value-type="float" office:value="0.03341276" calcext:value-type="float">
            <text:p>0.03341276</text:p>
          </table:table-cell>
          <table:table-cell office:value-type="float" office:value="0.22920238" calcext:value-type="float">
            <text:p>0.22920238</text:p>
          </table:table-cell>
          <table:table-cell office:value-type="float" office:value="0.00392854" calcext:value-type="float">
            <text:p>0.00392854</text:p>
          </table:table-cell>
          <table:table-cell office:value-type="float" office:value="0.7556171" calcext:value-type="float">
            <text:p>0.7556171</text:p>
          </table:table-cell>
          <table:table-cell office:value-type="float" office:value="0.00000000003397" calcext:value-type="float">
            <text:p>3.40E-11</text:p>
          </table:table-cell>
          <table:table-cell office:value-type="float" office:value="0.24045437" calcext:value-type="float">
            <text:p>0.24045437</text:p>
          </table:table-cell>
          <table:table-cell office:value-type="float" office:value="0.00276891" calcext:value-type="float">
            <text:p>0.00276891</text:p>
          </table:table-cell>
          <table:table-cell office:value-type="float" office:value="0.000000000004672" calcext:value-type="float">
            <text:p>4.67E-12</text:p>
          </table:table-cell>
          <table:table-cell office:value-type="float" office:value="0.81312682" calcext:value-type="float">
            <text:p>0.81312682</text:p>
          </table:table-cell>
          <table:table-cell office:value-type="float" office:value="0.18410427" calcext:value-type="float">
            <text:p>0.1841042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0351389" calcext:value-type="float">
            <text:p>0.70351389</text:p>
          </table:table-cell>
          <table:table-cell office:value-type="float" office:value="0.00486225" calcext:value-type="float">
            <text:p>0.00486225</text:p>
          </table:table-cell>
          <table:table-cell office:value-type="float" office:value="0.03363192" calcext:value-type="float">
            <text:p>0.03363192</text:p>
          </table:table-cell>
          <table:table-cell office:value-type="float" office:value="0.25799193" calcext:value-type="float">
            <text:p>0.25799193</text:p>
          </table:table-cell>
          <table:table-cell office:value-type="float" office:value="0.00364643" calcext:value-type="float">
            <text:p>0.00364643</text:p>
          </table:table-cell>
          <table:table-cell office:value-type="float" office:value="0.73476303" calcext:value-type="float">
            <text:p>0.73476303</text:p>
          </table:table-cell>
          <table:table-cell office:value-type="float" office:value="0.00000000003304" calcext:value-type="float">
            <text:p>3.30E-11</text:p>
          </table:table-cell>
          <table:table-cell office:value-type="float" office:value="0.26159054" calcext:value-type="float">
            <text:p>0.26159054</text:p>
          </table:table-cell>
          <table:table-cell office:value-type="float" office:value="0.00258585" calcext:value-type="float">
            <text:p>0.00258585</text:p>
          </table:table-cell>
          <table:table-cell office:value-type="float" office:value="0.00000000000457" calcext:value-type="float">
            <text:p>4.57E-12</text:p>
          </table:table-cell>
          <table:table-cell office:value-type="float" office:value="0.79589772" calcext:value-type="float">
            <text:p>0.79589772</text:p>
          </table:table-cell>
          <table:table-cell office:value-type="float" office:value="0.20151644" calcext:value-type="float">
            <text:p>0.2015164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7184055" calcext:value-type="float">
            <text:p>0.67184055</text:p>
          </table:table-cell>
          <table:table-cell office:value-type="float" office:value="0.00486869" calcext:value-type="float">
            <text:p>0.00486869</text:p>
          </table:table-cell>
          <table:table-cell office:value-type="float" office:value="0.0336041" calcext:value-type="float">
            <text:p>0.0336041</text:p>
          </table:table-cell>
          <table:table-cell office:value-type="float" office:value="0.28968667" calcext:value-type="float">
            <text:p>0.28968667</text:p>
          </table:table-cell>
          <table:table-cell office:value-type="float" office:value="0.00337119" calcext:value-type="float">
            <text:p>0.00337119</text:p>
          </table:table-cell>
          <table:table-cell office:value-type="float" office:value="0.71226978" calcext:value-type="float">
            <text:p>0.71226978</text:p>
          </table:table-cell>
          <table:table-cell office:value-type="float" office:value="0.00000000003196" calcext:value-type="float">
            <text:p>3.20E-11</text:p>
          </table:table-cell>
          <table:table-cell office:value-type="float" office:value="0.28435903" calcext:value-type="float">
            <text:p>0.28435903</text:p>
          </table:table-cell>
          <table:table-cell office:value-type="float" office:value="0.00241159" calcext:value-type="float">
            <text:p>0.00241159</text:p>
          </table:table-cell>
          <table:table-cell office:value-type="float" office:value="0.000000000004469" calcext:value-type="float">
            <text:p>4.47E-12</text:p>
          </table:table-cell>
          <table:table-cell office:value-type="float" office:value="0.77661466" calcext:value-type="float">
            <text:p>0.77661466</text:p>
          </table:table-cell>
          <table:table-cell office:value-type="float" office:value="0.22097374" calcext:value-type="float">
            <text:p>0.2209737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3757797" calcext:value-type="float">
            <text:p>0.63757797</text:p>
          </table:table-cell>
          <table:table-cell office:value-type="float" office:value="0.00484878" calcext:value-type="float">
            <text:p>0.00484878</text:p>
          </table:table-cell>
          <table:table-cell office:value-type="float" office:value="0.03330796" calcext:value-type="float">
            <text:p>0.03330796</text:p>
          </table:table-cell>
          <table:table-cell office:value-type="float" office:value="0.32426528" calcext:value-type="float">
            <text:p>0.32426528</text:p>
          </table:table-cell>
          <table:table-cell office:value-type="float" office:value="0.0031035" calcext:value-type="float">
            <text:p>0.0031035</text:p>
          </table:table-cell>
          <table:table-cell office:value-type="float" office:value="0.68812287" calcext:value-type="float">
            <text:p>0.68812287</text:p>
          </table:table-cell>
          <table:table-cell office:value-type="float" office:value="0.00000000003073" calcext:value-type="float">
            <text:p>3.07E-11</text:p>
          </table:table-cell>
          <table:table-cell office:value-type="float" office:value="0.30877362" calcext:value-type="float">
            <text:p>0.30877362</text:p>
          </table:table-cell>
          <table:table-cell office:value-type="float" office:value="0.00224503" calcext:value-type="float">
            <text:p>0.00224503</text:p>
          </table:table-cell>
          <table:table-cell office:value-type="float" office:value="0.000000000004366" calcext:value-type="float">
            <text:p>4.37E-12</text:p>
          </table:table-cell>
          <table:table-cell office:value-type="float" office:value="0.75511418" calcext:value-type="float">
            <text:p>0.75511418</text:p>
          </table:table-cell>
          <table:table-cell office:value-type="float" office:value="0.24264079" calcext:value-type="float">
            <text:p>0.2426407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008711" calcext:value-type="float">
            <text:p>0.6008711</text:p>
          </table:table-cell>
          <table:table-cell office:value-type="float" office:value="0.00479961" calcext:value-type="float">
            <text:p>0.00479961</text:p>
          </table:table-cell>
          <table:table-cell office:value-type="float" office:value="0.03272854" calcext:value-type="float">
            <text:p>0.03272854</text:p>
          </table:table-cell>
          <table:table-cell office:value-type="float" office:value="0.36160075" calcext:value-type="float">
            <text:p>0.36160075</text:p>
          </table:table-cell>
          <table:table-cell office:value-type="float" office:value="0.00284407" calcext:value-type="float">
            <text:p>0.00284407</text:p>
          </table:table-cell>
          <table:table-cell office:value-type="float" office:value="0.66233759" calcext:value-type="float">
            <text:p>0.66233759</text:p>
          </table:table-cell>
          <table:table-cell office:value-type="float" office:value="0.00000000002937" calcext:value-type="float">
            <text:p>2.94E-11</text:p>
          </table:table-cell>
          <table:table-cell office:value-type="float" office:value="0.33481834" calcext:value-type="float">
            <text:p>0.33481834</text:p>
          </table:table-cell>
          <table:table-cell office:value-type="float" office:value="0.00208518" calcext:value-type="float">
            <text:p>0.00208518</text:p>
          </table:table-cell>
          <table:table-cell office:value-type="float" office:value="0.00000000000426" calcext:value-type="float">
            <text:p>4.26E-12</text:p>
          </table:table-cell>
          <table:table-cell office:value-type="float" office:value="0.73124925" calcext:value-type="float">
            <text:p>0.73124925</text:p>
          </table:table-cell>
          <table:table-cell office:value-type="float" office:value="0.26666557" calcext:value-type="float">
            <text:p>0.2666655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6197827" calcext:value-type="float">
            <text:p>0.56197827</text:p>
          </table:table-cell>
          <table:table-cell office:value-type="float" office:value="0.00471891" calcext:value-type="float">
            <text:p>0.00471891</text:p>
          </table:table-cell>
          <table:table-cell office:value-type="float" office:value="0.03185937" calcext:value-type="float">
            <text:p>0.03185937</text:p>
          </table:table-cell>
          <table:table-cell office:value-type="float" office:value="0.40144346" calcext:value-type="float">
            <text:p>0.40144346</text:p>
          </table:table-cell>
          <table:table-cell office:value-type="float" office:value="0.00259366" calcext:value-type="float">
            <text:p>0.00259366</text:p>
          </table:table-cell>
          <table:table-cell office:value-type="float" office:value="0.63496423" calcext:value-type="float">
            <text:p>0.63496423</text:p>
          </table:table-cell>
          <table:table-cell office:value-type="float" office:value="0.00000000002787" calcext:value-type="float">
            <text:p>2.79E-11</text:p>
          </table:table-cell>
          <table:table-cell office:value-type="float" office:value="0.36244211" calcext:value-type="float">
            <text:p>0.36244211</text:p>
          </table:table-cell>
          <table:table-cell office:value-type="float" office:value="0.00193124" calcext:value-type="float">
            <text:p>0.00193124</text:p>
          </table:table-cell>
          <table:table-cell office:value-type="float" office:value="0.000000000004147" calcext:value-type="float">
            <text:p>4.15E-12</text:p>
          </table:table-cell>
          <table:table-cell office:value-type="float" office:value="0.70490196" calcext:value-type="float">
            <text:p>0.70490196</text:p>
          </table:table-cell>
          <table:table-cell office:value-type="float" office:value="0.2931668" calcext:value-type="float">
            <text:p>0.29316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212783" calcext:value-type="float">
            <text:p>0.5212783</text:p>
          </table:table-cell>
          <table:table-cell office:value-type="float" office:value="0.00460533" calcext:value-type="float">
            <text:p>0.00460533</text:p>
          </table:table-cell>
          <table:table-cell office:value-type="float" office:value="0.03070445" calcext:value-type="float">
            <text:p>0.03070445</text:p>
          </table:table-cell>
          <table:table-cell office:value-type="float" office:value="0.44341192" calcext:value-type="float">
            <text:p>0.44341192</text:p>
          </table:table-cell>
          <table:table-cell office:value-type="float" office:value="0.00235306" calcext:value-type="float">
            <text:p>0.00235306</text:p>
          </table:table-cell>
          <table:table-cell office:value-type="float" office:value="0.6060927" calcext:value-type="float">
            <text:p>0.6060927</text:p>
          </table:table-cell>
          <table:table-cell office:value-type="float" office:value="0.00000000002627" calcext:value-type="float">
            <text:p>2.63E-11</text:p>
          </table:table-cell>
          <table:table-cell office:value-type="float" office:value="0.39155423" calcext:value-type="float">
            <text:p>0.39155423</text:p>
          </table:table-cell>
          <table:table-cell office:value-type="float" office:value="0.00178254" calcext:value-type="float">
            <text:p>0.00178254</text:p>
          </table:table-cell>
          <table:table-cell office:value-type="float" office:value="0.000000000004027" calcext:value-type="float">
            <text:p>4.03E-12</text:p>
          </table:table-cell>
          <table:table-cell office:value-type="float" office:value="0.67599876" calcext:value-type="float">
            <text:p>0.67599876</text:p>
          </table:table-cell>
          <table:table-cell office:value-type="float" office:value="0.3222187" calcext:value-type="float">
            <text:p>0.322218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7926706" calcext:value-type="float">
            <text:p>0.47926706</text:p>
          </table:table-cell>
          <table:table-cell office:value-type="float" office:value="0.00445872" calcext:value-type="float">
            <text:p>0.00445872</text:p>
          </table:table-cell>
          <table:table-cell office:value-type="float" office:value="0.0292796" calcext:value-type="float">
            <text:p>0.0292796</text:p>
          </table:table-cell>
          <table:table-cell office:value-type="float" office:value="0.48699462" calcext:value-type="float">
            <text:p>0.48699462</text:p>
          </table:table-cell>
          <table:table-cell office:value-type="float" office:value="0.00212308" calcext:value-type="float">
            <text:p>0.00212308</text:p>
          </table:table-cell>
          <table:table-cell office:value-type="float" office:value="0.57585589" calcext:value-type="float">
            <text:p>0.57585589</text:p>
          </table:table-cell>
          <table:table-cell office:value-type="float" office:value="0.00000000002459" calcext:value-type="float">
            <text:p>2.46E-11</text:p>
          </table:table-cell>
          <table:table-cell office:value-type="float" office:value="0.42202103" calcext:value-type="float">
            <text:p>0.42202103</text:p>
          </table:table-cell>
          <table:table-cell office:value-type="float" office:value="0.00163862" calcext:value-type="float">
            <text:p>0.00163862</text:p>
          </table:table-cell>
          <table:table-cell office:value-type="float" office:value="0.000000000003899" calcext:value-type="float">
            <text:p>3.90E-12</text:p>
          </table:table-cell>
          <table:table-cell office:value-type="float" office:value="0.64452756" calcext:value-type="float">
            <text:p>0.64452756</text:p>
          </table:table-cell>
          <table:table-cell office:value-type="float" office:value="0.35383382" calcext:value-type="float">
            <text:p>0.3538338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43654135" calcext:value-type="float">
            <text:p>0.43654135</text:p>
          </table:table-cell>
          <table:table-cell office:value-type="float" office:value="0.00428027" calcext:value-type="float">
            <text:p>0.00428027</text:p>
          </table:table-cell>
          <table:table-cell office:value-type="float" office:value="0.02761281" calcext:value-type="float">
            <text:p>0.02761281</text:p>
          </table:table-cell>
          <table:table-cell office:value-type="float" office:value="0.53156556" calcext:value-type="float">
            <text:p>0.53156556</text:p>
          </table:table-cell>
          <table:table-cell office:value-type="float" office:value="0.0019045" calcext:value-type="float">
            <text:p>0.0019045</text:p>
          </table:table-cell>
          <table:table-cell office:value-type="float" office:value="0.54443118" calcext:value-type="float">
            <text:p>0.54443118</text:p>
          </table:table-cell>
          <table:table-cell office:value-type="float" office:value="0.00000000002284" calcext:value-type="float">
            <text:p>2.28E-11</text:p>
          </table:table-cell>
          <table:table-cell office:value-type="float" office:value="0.45366431" calcext:value-type="float">
            <text:p>0.45366431</text:p>
          </table:table-cell>
          <table:table-cell office:value-type="float" office:value="0.00149922" calcext:value-type="float">
            <text:p>0.00149922</text:p>
          </table:table-cell>
          <table:table-cell office:value-type="float" office:value="0.000000000003759" calcext:value-type="float">
            <text:p>3.76E-12</text:p>
          </table:table-cell>
          <table:table-cell office:value-type="float" office:value="0.61055564" calcext:value-type="float">
            <text:p>0.61055564</text:p>
          </table:table-cell>
          <table:table-cell office:value-type="float" office:value="0.38794515" calcext:value-type="float">
            <text:p>0.3879451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9376974" calcext:value-type="float">
            <text:p>0.39376974</text:p>
          </table:table-cell>
          <table:table-cell office:value-type="float" office:value="0.00407262" calcext:value-type="float">
            <text:p>0.00407262</text:p>
          </table:table-cell>
          <table:table-cell office:value-type="float" office:value="0.02574346" calcext:value-type="float">
            <text:p>0.02574346</text:p>
          </table:table-cell>
          <table:table-cell office:value-type="float" office:value="0.57641418" calcext:value-type="float">
            <text:p>0.57641418</text:p>
          </table:table-cell>
          <table:table-cell office:value-type="float" office:value="0.00169808" calcext:value-type="float">
            <text:p>0.00169808</text:p>
          </table:table-cell>
          <table:table-cell office:value-type="float" office:value="0.5120397" calcext:value-type="float">
            <text:p>0.5120397</text:p>
          </table:table-cell>
          <table:table-cell office:value-type="float" office:value="0.00000000002104" calcext:value-type="float">
            <text:p>2.10E-11</text:p>
          </table:table-cell>
          <table:table-cell office:value-type="float" office:value="0.48626222" calcext:value-type="float">
            <text:p>0.48626222</text:p>
          </table:table-cell>
          <table:table-cell office:value-type="float" office:value="0.00136426" calcext:value-type="float">
            <text:p>0.00136426</text:p>
          </table:table-cell>
          <table:table-cell office:value-type="float" office:value="0.000000000003608" calcext:value-type="float">
            <text:p>3.61E-12</text:p>
          </table:table-cell>
          <table:table-cell office:value-type="float" office:value="0.5742462" calcext:value-type="float">
            <text:p>0.5742462</text:p>
          </table:table-cell>
          <table:table-cell office:value-type="float" office:value="0.42438954" calcext:value-type="float">
            <text:p>0.4243895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5165253" calcext:value-type="float">
            <text:p>0.35165253</text:p>
          </table:table-cell>
          <table:table-cell office:value-type="float" office:value="0.00383975" calcext:value-type="float">
            <text:p>0.00383975</text:p>
          </table:table-cell>
          <table:table-cell office:value-type="float" office:value="0.02372026" calcext:value-type="float">
            <text:p>0.02372026</text:p>
          </table:table-cell>
          <table:table-cell office:value-type="float" office:value="0.62078745" calcext:value-type="float">
            <text:p>0.62078745</text:p>
          </table:table-cell>
          <table:table-cell office:value-type="float" office:value="0.00150446" calcext:value-type="float">
            <text:p>0.00150446</text:p>
          </table:table-cell>
          <table:table-cell office:value-type="float" office:value="0.47894275" calcext:value-type="float">
            <text:p>0.47894275</text:p>
          </table:table-cell>
          <table:table-cell office:value-type="float" office:value="0.00000000001924" calcext:value-type="float">
            <text:p>1.92E-11</text:p>
          </table:table-cell>
          <table:table-cell office:value-type="float" office:value="0.5195528" calcext:value-type="float">
            <text:p>0.5195528</text:p>
          </table:table-cell>
          <table:table-cell office:value-type="float" office:value="0.0012339" calcext:value-type="float">
            <text:p>0.0012339</text:p>
          </table:table-cell>
          <table:table-cell office:value-type="float" office:value="0.000000000003446" calcext:value-type="float">
            <text:p>3.45E-12</text:p>
          </table:table-cell>
          <table:table-cell office:value-type="float" office:value="0.53587106" calcext:value-type="float">
            <text:p>0.53587106</text:p>
          </table:table-cell>
          <table:table-cell office:value-type="float" office:value="0.46289504" calcext:value-type="float">
            <text:p>0.462895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1087552" calcext:value-type="float">
            <text:p>0.31087552</text:p>
          </table:table-cell>
          <table:table-cell office:value-type="float" office:value="0.00358679" calcext:value-type="float">
            <text:p>0.00358679</text:p>
          </table:table-cell>
          <table:table-cell office:value-type="float" office:value="0.02159808" calcext:value-type="float">
            <text:p>0.02159808</text:p>
          </table:table-cell>
          <table:table-cell office:value-type="float" office:value="0.6639396" calcext:value-type="float">
            <text:p>0.6639396</text:p>
          </table:table-cell>
          <table:table-cell office:value-type="float" office:value="0.00132419" calcext:value-type="float">
            <text:p>0.00132419</text:p>
          </table:table-cell>
          <table:table-cell office:value-type="float" office:value="0.44543537" calcext:value-type="float">
            <text:p>0.44543537</text:p>
          </table:table-cell>
          <table:table-cell office:value-type="float" office:value="0.00000000001744" calcext:value-type="float">
            <text:p>1.74E-11</text:p>
          </table:table-cell>
          <table:table-cell office:value-type="float" office:value="0.55324044" calcext:value-type="float">
            <text:p>0.55324044</text:p>
          </table:table-cell>
          <table:table-cell office:value-type="float" office:value="0.00110845" calcext:value-type="float">
            <text:p>0.00110845</text:p>
          </table:table-cell>
          <table:table-cell office:value-type="float" office:value="0.000000000003271" calcext:value-type="float">
            <text:p>3.27E-12</text:p>
          </table:table-cell>
          <table:table-cell office:value-type="float" office:value="0.49581631" calcext:value-type="float">
            <text:p>0.49581631</text:p>
          </table:table-cell>
          <table:table-cell office:value-type="float" office:value="0.50307524" calcext:value-type="float">
            <text:p>0.5030752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27206372" calcext:value-type="float">
            <text:p>0.27206372</text:p>
          </table:table-cell>
          <table:table-cell office:value-type="float" office:value="0.00331964" calcext:value-type="float">
            <text:p>0.00331964</text:p>
          </table:table-cell>
          <table:table-cell office:value-type="float" office:value="0.01943408" calcext:value-type="float">
            <text:p>0.01943408</text:p>
          </table:table-cell>
          <table:table-cell office:value-type="float" office:value="0.70518255" calcext:value-type="float">
            <text:p>0.70518255</text:p>
          </table:table-cell>
          <table:table-cell office:value-type="float" office:value="0.00115768" calcext:value-type="float">
            <text:p>0.00115768</text:p>
          </table:table-cell>
          <table:table-cell office:value-type="float" office:value="0.41183723" calcext:value-type="float">
            <text:p>0.41183723</text:p>
          </table:table-cell>
          <table:table-cell office:value-type="float" office:value="0.00000000001568" calcext:value-type="float">
            <text:p>1.57E-11</text:p>
          </table:table-cell>
          <table:table-cell office:value-type="float" office:value="0.58700509" calcext:value-type="float">
            <text:p>0.58700509</text:p>
          </table:table-cell>
          <table:table-cell office:value-type="float" office:value="0.00098842" calcext:value-type="float">
            <text:p>0.00098842</text:p>
          </table:table-cell>
          <table:table-cell office:value-type="float" office:value="0.000000000003084" calcext:value-type="float">
            <text:p>3.08E-12</text:p>
          </table:table-cell>
          <table:table-cell office:value-type="float" office:value="0.45457813" calcext:value-type="float">
            <text:p>0.45457813</text:p>
          </table:table-cell>
          <table:table-cell office:value-type="float" office:value="0.54443346" calcext:value-type="float">
            <text:p>0.5444334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3574165" calcext:value-type="float">
            <text:p>0.23574165</text:p>
          </table:table-cell>
          <table:table-cell office:value-type="float" office:value="0.00304461" calcext:value-type="float">
            <text:p>0.00304461</text:p>
          </table:table-cell>
          <table:table-cell office:value-type="float" office:value="0.01728368" calcext:value-type="float">
            <text:p>0.01728368</text:p>
          </table:table-cell>
          <table:table-cell office:value-type="float" office:value="0.74393006" calcext:value-type="float">
            <text:p>0.74393006</text:p>
          </table:table-cell>
          <table:table-cell office:value-type="float" office:value="0.00100516" calcext:value-type="float">
            <text:p>0.00100516</text:p>
          </table:table-cell>
          <table:table-cell office:value-type="float" office:value="0.37848108" calcext:value-type="float">
            <text:p>0.37848108</text:p>
          </table:table-cell>
          <table:table-cell office:value-type="float" office:value="0.00000000001397" calcext:value-type="float">
            <text:p>1.40E-11</text:p>
          </table:table-cell>
          <table:table-cell office:value-type="float" office:value="0.62051377" calcext:value-type="float">
            <text:p>0.62051377</text:p>
          </table:table-cell>
          <table:table-cell office:value-type="float" office:value="0.0008744" calcext:value-type="float">
            <text:p>0.0008744</text:p>
          </table:table-cell>
          <table:table-cell office:value-type="float" office:value="0.000000000002888" calcext:value-type="float">
            <text:p>2.89E-12</text:p>
          </table:table-cell>
          <table:table-cell office:value-type="float" office:value="0.41274676" calcext:value-type="float">
            <text:p>0.41274676</text:p>
          </table:table-cell>
          <table:table-cell office:value-type="float" office:value="0.58637885" calcext:value-type="float">
            <text:p>0.5863788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2023054" calcext:value-type="float">
            <text:p>0.2023054</text:p>
          </table:table-cell>
          <table:table-cell office:value-type="float" office:value="0.00276789" calcext:value-type="float">
            <text:p>0.00276789</text:p>
          </table:table-cell>
          <table:table-cell office:value-type="float" office:value="0.01519692" calcext:value-type="float">
            <text:p>0.01519692</text:p>
          </table:table-cell>
          <table:table-cell office:value-type="float" office:value="0.77972979" calcext:value-type="float">
            <text:p>0.77972979</text:p>
          </table:table-cell>
          <table:table-cell office:value-type="float" office:value="0.00086665" calcext:value-type="float">
            <text:p>0.00086665</text:p>
          </table:table-cell>
          <table:table-cell office:value-type="float" office:value="0.34569987" calcext:value-type="float">
            <text:p>0.34569987</text:p>
          </table:table-cell>
          <table:table-cell office:value-type="float" office:value="0.00000000001234" calcext:value-type="float">
            <text:p>1.23E-11</text:p>
          </table:table-cell>
          <table:table-cell office:value-type="float" office:value="0.65343348" calcext:value-type="float">
            <text:p>0.65343348</text:p>
          </table:table-cell>
          <table:table-cell office:value-type="float" office:value="0.00076705" calcext:value-type="float">
            <text:p>0.00076705</text:p>
          </table:table-cell>
          <table:table-cell office:value-type="float" office:value="0.000000000002684" calcext:value-type="float">
            <text:p>2.68E-12</text:p>
          </table:table-cell>
          <table:table-cell office:value-type="float" office:value="0.37097829" calcext:value-type="float">
            <text:p>0.37097829</text:p>
          </table:table-cell>
          <table:table-cell office:value-type="float" office:value="0.62825466" calcext:value-type="float">
            <text:p>0.6282546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7200935" calcext:value-type="float">
            <text:p>0.17200935</text:p>
          </table:table-cell>
          <table:table-cell office:value-type="float" office:value="0.00249523" calcext:value-type="float">
            <text:p>0.00249523</text:p>
          </table:table-cell>
          <table:table-cell office:value-type="float" office:value="0.01321571" calcext:value-type="float">
            <text:p>0.01321571</text:p>
          </table:table-cell>
          <table:table-cell office:value-type="float" office:value="0.81227971" calcext:value-type="float">
            <text:p>0.81227971</text:p>
          </table:table-cell>
          <table:table-cell office:value-type="float" office:value="0.00074199" calcext:value-type="float">
            <text:p>0.00074199</text:p>
          </table:table-cell>
          <table:table-cell office:value-type="float" office:value="0.31381334" calcext:value-type="float">
            <text:p>0.31381334</text:p>
          </table:table-cell>
          <table:table-cell office:value-type="float" office:value="0.00000000001081" calcext:value-type="float">
            <text:p>1.08E-11</text:p>
          </table:table-cell>
          <table:table-cell office:value-type="float" office:value="0.68544467" calcext:value-type="float">
            <text:p>0.68544467</text:p>
          </table:table-cell>
          <table:table-cell office:value-type="float" office:value="0.00066703" calcext:value-type="float">
            <text:p>0.00066703</text:p>
          </table:table-cell>
          <table:table-cell office:value-type="float" office:value="0.000000000002475" calcext:value-type="float">
            <text:p>2.48E-12</text:p>
          </table:table-cell>
          <table:table-cell office:value-type="float" office:value="0.32995636" calcext:value-type="float">
            <text:p>0.32995636</text:p>
          </table:table-cell>
          <table:table-cell office:value-type="float" office:value="0.66937661" calcext:value-type="float">
            <text:p>0.6693766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4496758" calcext:value-type="float">
            <text:p>0.14496758</text:p>
          </table:table-cell>
          <table:table-cell office:value-type="float" office:value="0.00223162" calcext:value-type="float">
            <text:p>0.00223162</text:p>
          </table:table-cell>
          <table:table-cell office:value-type="float" office:value="0.01137211" calcext:value-type="float">
            <text:p>0.01137211</text:p>
          </table:table-cell>
          <table:table-cell office:value-type="float" office:value="0.84142869" calcext:value-type="float">
            <text:p>0.84142869</text:p>
          </table:table-cell>
          <table:table-cell office:value-type="float" office:value="0.00063081" calcext:value-type="float">
            <text:p>0.00063081</text:p>
          </table:table-cell>
          <table:table-cell office:value-type="float" office:value="0.28311524" calcext:value-type="float">
            <text:p>0.28311524</text:p>
          </table:table-cell>
          <table:table-cell office:value-type="float" office:value="0.00000000000938" calcext:value-type="float">
            <text:p>9.38E-12</text:p>
          </table:table-cell>
          <table:table-cell office:value-type="float" office:value="0.71625394" calcext:value-type="float">
            <text:p>0.71625394</text:p>
          </table:table-cell>
          <table:table-cell office:value-type="float" office:value="0.00057487" calcext:value-type="float">
            <text:p>0.00057487</text:p>
          </table:table-cell>
          <table:table-cell office:value-type="float" office:value="0.000000000002263" calcext:value-type="float">
            <text:p>2.26E-12</text:p>
          </table:table-cell>
          <table:table-cell office:value-type="float" office:value="0.29034779" calcext:value-type="float">
            <text:p>0.29034779</text:p>
          </table:table-cell>
          <table:table-cell office:value-type="float" office:value="0.70907733" calcext:value-type="float">
            <text:p>0.7090773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1211674" calcext:value-type="float">
            <text:p>0.1211674</text:p>
          </table:table-cell>
          <table:table-cell office:value-type="float" office:value="0.00198106" calcext:value-type="float">
            <text:p>0.00198106</text:p>
          </table:table-cell>
          <table:table-cell office:value-type="float" office:value="0.0096879" calcext:value-type="float">
            <text:p>0.0096879</text:p>
          </table:table-cell>
          <table:table-cell office:value-type="float" office:value="0.86716365" calcext:value-type="float">
            <text:p>0.86716365</text:p>
          </table:table-cell>
          <table:table-cell office:value-type="float" office:value="0.00053256" calcext:value-type="float">
            <text:p>0.00053256</text:p>
          </table:table-cell>
          <table:table-cell office:value-type="float" office:value="0.25386239" calcext:value-type="float">
            <text:p>0.25386239</text:p>
          </table:table-cell>
          <table:table-cell office:value-type="float" office:value="0.000000000008072" calcext:value-type="float">
            <text:p>8.07E-12</text:p>
          </table:table-cell>
          <table:table-cell office:value-type="float" office:value="0.74560504" calcext:value-type="float">
            <text:p>0.74560504</text:p>
          </table:table-cell>
          <table:table-cell office:value-type="float" office:value="0.000491" calcext:value-type="float">
            <text:p>0.000491</text:p>
          </table:table-cell>
          <table:table-cell office:value-type="float" office:value="0.000000000002053" calcext:value-type="float">
            <text:p>2.05E-12</text:p>
          </table:table-cell>
          <table:table-cell office:value-type="float" office:value="0.25275824" calcext:value-type="float">
            <text:p>0.25275824</text:p>
          </table:table-cell>
          <table:table-cell office:value-type="float" office:value="0.74675075" calcext:value-type="float">
            <text:p>0.7467507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0T14:33:18.617000000</meta:creation-date>
    <dc:date>2023-11-20T14:35:13.823000000</dc:date>
    <meta:editing-duration>PT1M54S</meta:editing-duration>
    <meta:editing-cycles>3</meta:editing-cycles>
    <meta:generator>LibreOffice/6.1.6.3$Windows_X86_64 LibreOffice_project/5896ab1714085361c45cf540f76f60673dd96a72</meta:generator>
    <meta:document-statistic meta:table-count="1" meta:cell-count="629" meta:object-count="0"/>
  </office:meta>
</office:document-meta>
</file>